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2736in" table:align="left"/>
    </style:style>
    <style:style style:name="Table1.A" style:family="table-column">
      <style:table-column-properties style:column-width="1.8035in"/>
    </style:style>
    <style:style style:name="Table1.B" style:family="table-column">
      <style:table-column-properties style:column-width="1.4701in"/>
    </style:style>
    <style:style style:name="Table1.A1" style:family="table-cell">
      <style:table-cell-properties style:vertical-align="middle" fo:padding="0.0194in" fo:border="none"/>
    </style:style>
    <style:style style:name="Table2" style:family="table">
      <style:table-properties style:width="3.1826in" table:align="left"/>
    </style:style>
    <style:style style:name="Table2.A" style:family="table-column">
      <style:table-column-properties style:column-width="1.8035in"/>
    </style:style>
    <style:style style:name="Table2.B" style:family="table-column">
      <style:table-column-properties style:column-width="1.3792in"/>
    </style:style>
    <style:style style:name="Table2.A1" style:family="table-cell">
      <style:table-cell-properties style:vertical-align="middle" fo:background-color="#ffc569" fo:padding="0.0194in" fo:border="none">
        <style:background-image/>
      </style:table-cell-properties>
    </style:style>
    <style:style style:name="Table2.A2" style:family="table-cell">
      <style:table-cell-properties style:vertical-align="middle" fo:padding="0.0194in" fo:border="none"/>
    </style:style>
    <style:style style:name="Table3" style:family="table">
      <style:table-properties style:width="1.0646in" table:align="left"/>
    </style:style>
    <style:style style:name="Table3.A" style:family="table-column">
      <style:table-column-properties style:column-width="1.0646in"/>
    </style:style>
    <style:style style:name="Table3.A1" style:family="table-cell">
      <style:table-cell-properties style:vertical-align="middle" fo:padding="0.0194in" fo:border="none"/>
    </style:style>
    <style:style style:name="P1" style:family="paragraph" style:parent-style-name="Text_20_body" style:list-style-name="L6"/>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7"/>
    <style:style style:name="P4" style:family="paragraph" style:parent-style-name="Text_20_body" style:list-style-name="L8"/>
    <style:style style:name="P5" style:family="paragraph" style:parent-style-name="Text_20_body" style:list-style-name="L9"/>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6"/>
    <style:style style:name="P13" style:family="paragraph" style:parent-style-name="Text_20_body" style:list-style-name="L17"/>
    <style:style style:name="P14" style:family="paragraph" style:parent-style-name="Text_20_body" style:list-style-name="L18"/>
    <style:style style:name="P15" style:family="paragraph" style:parent-style-name="Text_20_body" style:list-style-name="L19"/>
    <style:style style:name="P16" style:family="paragraph" style:parent-style-name="Text_20_body" style:list-style-name="L20"/>
    <style:style style:name="P17" style:family="paragraph" style:parent-style-name="Text_20_body" style:list-style-name="L21"/>
    <style:style style:name="P18" style:family="paragraph" style:parent-style-name="Text_20_body" style:list-style-name="L22"/>
    <style:style style:name="P19" style:family="paragraph" style:parent-style-name="Text_20_body" style:list-style-name="L23"/>
    <style:style style:name="P20" style:family="paragraph" style:parent-style-name="Text_20_body" style:list-style-name="L24"/>
    <style:style style:name="P21" style:family="paragraph" style:parent-style-name="Text_20_body" style:list-style-name="L25"/>
    <style:style style:name="P22" style:family="paragraph" style:parent-style-name="Text_20_body" style:list-style-name="L26"/>
    <style:style style:name="P23" style:family="paragraph" style:parent-style-name="Text_20_body">
      <style:text-properties fo:language="en" fo:country="none"/>
    </style:style>
    <style:style style:name="P24" style:family="paragraph" style:parent-style-name="Text_20_body" style:list-style-name="L28">
      <style:text-properties fo:language="en" fo:country="none"/>
    </style:style>
    <style:style style:name="P25" style:family="paragraph" style:parent-style-name="Text_20_body">
      <style:text-properties fo:language="en" fo:country="none" fo:font-style="italic"/>
    </style:style>
    <style:style style:name="P26" style:family="paragraph" style:parent-style-name="Text_20_body">
      <style:paragraph-properties fo:margin-top="0in" fo:margin-bottom="0in"/>
    </style:style>
    <style:style style:name="P27" style:family="paragraph" style:parent-style-name="Text_20_body" style:list-style-name="L6">
      <style:paragraph-properties fo:margin-top="0in" fo:margin-bottom="0in"/>
    </style:style>
    <style:style style:name="P28" style:family="paragraph" style:parent-style-name="Text_20_body" style:list-style-name="L24">
      <style:paragraph-properties fo:margin-top="0in" fo:margin-bottom="0in"/>
    </style:style>
    <style:style style:name="P29" style:family="paragraph" style:parent-style-name="Text_20_body" style:list-style-name="L25">
      <style:paragraph-properties fo:margin-top="0in" fo:margin-bottom="0in"/>
    </style:style>
    <style:style style:name="P30" style:family="paragraph" style:parent-style-name="Text_20_body" style:list-style-name="L26">
      <style:paragraph-properties fo:margin-top="0in" fo:margin-bottom="0in"/>
    </style:style>
    <style:style style:name="P31" style:family="paragraph" style:parent-style-name="Text_20_body" style:list-style-name="L28">
      <style:paragraph-properties fo:margin-top="0in" fo:margin-bottom="0in"/>
      <style:text-properties fo:language="en" fo:country="none"/>
    </style:style>
    <style:style style:name="P32" style:family="paragraph" style:parent-style-name="Text_20_body" style:list-style-name="L28">
      <style:paragraph-properties fo:margin-top="0in" fo:margin-bottom="0in"/>
    </style:style>
    <style:style style:name="P33" style:family="paragraph" style:parent-style-name="Standard" style:list-style-name="L1"/>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text-properties fo:font-weight="normal" style:font-weight-asian="normal" style:font-weight-complex="normal"/>
    </style:style>
    <style:style style:name="P38" style:family="paragraph" style:parent-style-name="Standard">
      <style:paragraph-properties fo:margin-top="0in" fo:margin-bottom="0in"/>
      <style:text-properties fo:font-size="2pt" style:font-size-asian="2pt" style:font-size-complex="2pt"/>
    </style:style>
    <style:style style:name="P39" style:family="paragraph" style:parent-style-name="Heading_20_1">
      <style:text-properties fo:language="en" fo:country="none" fo:font-weight="normal" style:font-weight-asian="normal" style:font-weight-complex="normal"/>
    </style:style>
    <style:style style:name="P40" style:family="paragraph" style:parent-style-name="Heading_20_3">
      <style:text-properties fo:font-weight="normal" style:font-weight-asian="normal" style:font-weight-complex="normal"/>
    </style:style>
    <style:style style:name="P41" style:family="paragraph" style:parent-style-name="Table_20_Heading">
      <style:paragraph-properties fo:text-align="start" style:justify-single-word="false"/>
    </style:style>
    <style:style style:name="P42" style:family="paragraph" style:parent-style-name="Table_20_Heading">
      <style:paragraph-properties fo:text-align="center" style:justify-single-word="false"/>
      <style:text-properties fo:font-weight="bold"/>
    </style:style>
    <style:style style:name="P43" style:family="paragraph" style:parent-style-name="Table_20_Contents">
      <style:text-properties style:language-complex="sa" style:country-complex="IN"/>
    </style:style>
    <style:style style:name="P44" style:family="paragraph" style:parent-style-name="Table_20_Contents">
      <style:paragraph-properties fo:text-align="center" style:justify-single-word="false"/>
    </style:style>
    <style:style style:name="P45" style:family="paragraph" style:parent-style-name="Table_20_Contents">
      <style:text-properties style:text-line-through-style="none" style:text-underline-style="none" style:text-blinking="false"/>
    </style:style>
    <style:style style:name="P46" style:family="paragraph" style:parent-style-name="Table_20_Contents" style:list-style-name="L27"/>
    <style:style style:name="P47" style:family="paragraph" style:parent-style-name="Table_20_Contents" style:list-style-name="L27">
      <style:paragraph-properties fo:margin-top="0in" fo:margin-bottom="0.1965in"/>
    </style:style>
    <style:style style:name="P48" style:family="paragraph" style:parent-style-name="Heading_20_2">
      <style:text-properties fo:language="en" fo:country="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italic"/>
    </style:style>
    <style:style style:name="T5" style:family="text">
      <style:text-properties style:text-line-through-style="none" style:text-underline-style="none" style:text-blinking="false"/>
    </style:style>
    <style:style style:name="T6" style:family="text">
      <style:text-properties style:text-line-through-style="none" style:text-underline-style="none" fo:font-weight="bold" style:text-blinking="false"/>
    </style:style>
    <style:style style:name="T7" style:family="text">
      <style:text-properties style:text-line-through-style="none" fo:font-style="italic" style:text-underline-style="none" style:text-blinking="false"/>
    </style:style>
    <style:style style:name="T8" style:family="text">
      <style:text-properties style:language-complex="sa" style:country-complex="IN"/>
    </style:style>
    <style:style style:name="T9" style:family="text">
      <style:text-properties style:font-style-complex="italic"/>
    </style:style>
    <style:style style:name="T10" style:family="text">
      <style:text-properties fo:font-weight="normal" style:font-weight-asian="normal" style:font-weight-complex="normal"/>
    </style:style>
    <style:style style:name="T11" style:family="text">
      <style:text-properties fo:language="en" fo:country="none"/>
    </style:style>
    <style:style style:name="T12" style:family="text">
      <style:text-properties fo:language="en" fo:country="none" fo:font-weight="bold"/>
    </style:style>
    <style:style style:name="fr1"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Brahma</text:span>: Abode is Satyaloka (Mrahmaloka). <text:s/>Consort is: Saraswati, Mrahmani, Gayatri. <text:s/>Mount is: Hamsa (Swan or goose). <text:s/>According to the rahma Purana, he is the father of Manu, and from Manu all human beings are descended. <text:s/>Brahma's wife is Saraswati. <text:s/>Saraswati is also known by names such as Savitri and Gayatri. <text:s/></text:p>
      <text:p text:style-name="Standard"/>
      <text:p text:style-name="Standard">At the beginning of the process of creation, Brahma creates the <text:span text:style-name="T2">4 Kumaras:</text:span></text:p>
      <text:list xml:id="list1548030775" text:style-name="L5">
        <text:list-item>
          <text:p text:style-name="P36"><text:span text:style-name="T3">Sanaka</text:span></text:p>
        </text:list-item>
        <text:list-item>
          <text:p text:style-name="P36"><text:span text:style-name="T3">Sananda</text:span></text:p>
        </text:list-item>
        <text:list-item>
          <text:p text:style-name="P36"><text:span text:style-name="T3">Sanatkumara</text:span></text:p>
        </text:list-item>
        <text:list-item>
          <text:p text:style-name="P36"><text:span text:style-name="T3">Sanatana</text:span></text:p>
        </text:list-item>
      </text:list>
      <text:p text:style-name="Standard"/>
      <text:p text:style-name="Standard">Brahma then proceeds to create from his mind<text:span text:style-name="T2"> 10 sons</text:span> or <text:span text:style-name="T2">Prajapatis</text:span>, who are believed to be the fathers of the human race. <text:s/>But since all these sons were born out of his mind rather than body, they are called manas putras, or mind-sons, or spirits. <text:s/>The Manusmrti and Bhagavat Purana enumerate them as [rluu: need to verify]:</text:p>
      <text:list xml:id="list1956253519" text:style-name="L1">
        <text:list-item>
          <text:p text:style-name="P33">Marichi</text:p>
        </text:list-item>
        <text:list-item>
          <text:p text:style-name="P33">Atri</text:p>
        </text:list-item>
        <text:list-item>
          <text:p text:style-name="P33">Angirasa</text:p>
        </text:list-item>
        <text:list-item>
          <text:p text:style-name="P33">Pulaha</text:p>
        </text:list-item>
        <text:list-item>
          <text:p text:style-name="P33">Pulasthya</text:p>
        </text:list-item>
        <text:list-item>
          <text:p text:style-name="P33">Krathu</text:p>
        </text:list-item>
        <text:list-item>
          <text:p text:style-name="P33">Vashista</text:p>
        </text:list-item>
        <text:list-item>
          <text:p text:style-name="P33">Bhrigu</text:p>
        </text:list-item>
        <text:list-item>
          <text:p text:style-name="P33">Narada</text:p>
        </text:list-item>
      </text:list>
      <text:p text:style-name="Standard">Brahma had 9 sons and one daughter born from various parts of his body. <text:s/>They are:</text:p>
      <text:list xml:id="list1001870348" text:style-name="L3">
        <text:list-item>
          <text:p text:style-name="P34">Agni – eye brows (eldest son).</text:p>
        </text:list-item>
        <text:list-item>
          <text:p text:style-name="P34">Daksha – Right thumb.</text:p>
        </text:list-item>
        <text:list-item>
          <text:p text:style-name="P34">Dharma – Chest</text:p>
        </text:list-item>
        <text:list-item>
          <text:p text:style-name="P34">Kama – Heart</text:p>
        </text:list-item>
        <text:list-item>
          <text:p text:style-name="P34">Anger</text:p>
        </text:list-item>
        <text:list-item>
          <text:p text:style-name="P34">Greed</text:p>
        </text:list-item>
        <text:list-item>
          <text:p text:style-name="P34">Mayabheda</text:p>
        </text:list-item>
        <text:list-item>
          <text:p text:style-name="P34">Lust</text:p>
        </text:list-item>
        <text:list-item>
          <text:p text:style-name="P34">Joy</text:p>
        </text:list-item>
        <text:list-item>
          <text:p text:style-name="P34">Yama [Need verification].</text:p>
        </text:list-item>
        <text:list-item>
          <text:p text:style-name="P34">Angaja – Daughter. </text:p>
        </text:list-item>
      </text:list>
      <text:p text:style-name="Standard">Brahma is traditionally depicted with 4 heads, 4 faces, and 4 arms. <text:s/>With each head, he continually recites one of the four vedas. <text:s/>One of his hands holds a scepter. <text:s/>Another of his hands holds a book. <text:s/>Brahma also holds a string of prayer beads called the ak_amala (literally “garland of eyes”), which he uses to keep track of the Universe's time. <text:s/>He is also shown holding the vedas.</text:p>
      <text:p text:style-name="Standard"/>
      <text:p text:style-name="Standard">Symbols:</text:p>
      <text:p text:style-name="Standard">The 4 heads/faces: The 4 vedas (Rig, Sama, Yajuh, and Atharva.</text:p>
      <text:p text:style-name="Standard">The 4 hands: Brahma's 4 arms represent the 4 cardinal directions. <text:s/></text:p>
      <text:p text:style-name="Standard">The prayer beads.</text:p>
      <text:p text:style-name="Standard">The book.</text:p>
      <text:p text:style-name="Standard">The gold.</text:p>
      <text:p text:style-name="Standard">The swan: Brahma uses the swan as his vahana, or his carrier or vehicle.</text:p>
      <text:p text:style-name="Standard"><text:soft-page-break/>The crown.</text:p>
      <text:p text:style-name="Standard">The Lotus.</text:p>
      <text:p text:style-name="Standard">The beard.</text:p>
      <text:p text:style-name="Standard"/>
      <text:p text:style-name="Standard">Once a year, on Kartik Poornima, (full moon night in Kartik / October-November), a religious festival is held in Brahma's honor.</text:p>
      <text:p text:style-name="Standard"/>
      <text:p text:style-name="Standard">From Brahma sampradaya: Brahma appeared on a lotus flower which sprouted from the navel of Vishnu. <text:s/>After meditation, Brahma created 14 planetary systems and many living came there in 8,400,000 kinds of material bodies according to their past desires. <text:s/>Brahma received vedas from Om, and this brahma-sampradaya is transmitting knowledge from om himself to Earth. <text:s/></text:p>
      <text:p text:style-name="Standard"/>
      <text:p text:style-name="Standard"/>
      <text:p text:style-name="Standard"/>
      <text:p text:style-name="Standard"><text:span text:style-name="T2">Vishnu</text:span>: Abode is Vaikuntha, Ksheera Sagara. <text:s/>Weapon: Sudarshana Chakra and Kumodaki Mace. <text:s/>Consort is: Lakshmi. <text:s/>Mount is: Garuda. <text:s/>He is also known as Narayana, Hari, Rama and Krishna, and is venerated as Purushottama or Supreme Purusha in vedic sacred texts like the Bhagavad Gita, the Vedas and the puranas. <text:s/>He is the Supreme Purusha of Purusha Sukta. <text:s/>Vishnu incarnates on planet Earth from time to time to eradicate evil forces, to restore the Dharma and to liberate the worthy ones or devotees fromt eh cycle of births and deaths. <text:s/></text:p>
      <text:p text:style-name="Standard"/>
      <text:p text:style-name="Standard">In the Puranas, Vishnu is described as having the divine blue color of water-filled clouds and as having four arms. <text:s/>He is depicted as holding a padma or lotus flower in the lower left hand, a gada or mace in the lower right hand, a shankha or conch in the upper left hand and a Sudarshana Chakra or discus weapon in the upper right hand. <text:s/>Vishnu is also described int eh Bhagavad Gita as having a 'Universal Form' which is beyond the ordinary limits of human perception or imagination. <text:s/></text:p>
      <text:p text:style-name="Standard"/>
      <text:p text:style-name="Standard">Vishnu's eteranl and supreme abode beyond the material universe is called Vaikuntha, which is also known as Paramdhama, the realm of eternal bliss nad happiness, for the final or highest place for liberated souls. <text:s/>Vishnu's other aboe within the material universe is Ksheera Sagara (the ocean of milk), where he reclines and rests on Ananta Shesha. <text:s/>It is the topmost realm in the material universe, even higher than Satyloka where Brahma resides. <text:s/>Vishnu manages and sustains the universe from here. <text:s/>Hence Ksheera Sagara is also sometimes known as local Vikuntha of the material universe, which is appraochable by demigods or devas in order to meet the lord in the event of any emergy or disturbance int eh equilibrium of the universe. <text:s/></text:p>
      <text:p text:style-name="Standard"/>
      <text:p text:style-name="Standard">Vishnu has 10 avatars, the most famous of whom are Rama and Krishna. <text:s/>The Puranabharti, an ancient text describes these as the dasavatara, or the 10 avatars of Vishnu. <text:s/>Among the 10 described, 9 have occurred in the past and one will take place in the future, at the end of Kali Yuga. <text:s/>These incarnations take place in all yugas in cosmic scales. <text:s/>The Bhagavad Gita mentions their purpose as being to rejuvenate dharma to vanquish those negative forces of evil that threaten dharma.</text:p>
      <text:p text:style-name="Standard"/>
      <text:p text:style-name="Standard">Vishnu's 6 qualities being the most important:</text:p>
      <text:list xml:id="list250305756" text:style-name="L4">
        <text:list-item>
          <text:p text:style-name="P35">Jnana (knowledge)</text:p>
        </text:list-item>
        <text:list-item>
          <text:p text:style-name="P35">Aishvarya (sovereignty or opulence). <text:s/></text:p>
        </text:list-item>
        <text:list-item>
          <text:p text:style-name="P35">Shakti (energy), or power.</text:p>
        </text:list-item>
        <text:list-item>
          <text:p text:style-name="P35">Bala (strength).</text:p>
        </text:list-item>
        <text:list-item>
          <text:p text:style-name="P35">Virya (vigor or heroism or valor).</text:p>
        </text:list-item>
        <text:list-item>
          <text:p text:style-name="P35"><text:soft-page-break/>Tejas (splendor).</text:p>
        </text:list-item>
      </text:list>
      <text:p text:style-name="Standard"/>
      <text:p text:style-name="Standard">The Rigveda says: Vishnu can travel in three strides. The first stride is the Earth. The second stride is the visible sky. The third stride cannot be seen by men and is the heaven where the gods and the righteous dead live.</text:p>
      <text:p text:style-name="Standard"/>
      <text:p text:style-name="Text_20_body">Ten avatars (<text:span text:style-name="T4">dashavatara</text:span>) of Vishnu are the most prominent:<text:bookmark text:name="cite_ref-51"/><text:a xlink:type="simple" xlink:href="http://en.wikipedia.org/wiki/Vishnu#cite_note-51">[51]</text:a></text:p>
      <text:list xml:id="list1478043528" text:style-name="L6">
        <text:list-item>
          <text:p text:style-name="P27"><text:a xlink:type="simple" xlink:href="http://en.wikipedia.org/wiki/Matsya"><text:span text:style-name="T1">Matsya</text:span></text:a>, the fish that kills Damanaka to save the vedas and saves mankind. </text:p>
        </text:list-item>
        <text:list-item>
          <text:p text:style-name="P27"><text:a xlink:type="simple" xlink:href="http://en.wikipedia.org/wiki/Kurma"><text:span text:style-name="T1">Kurma</text:span></text:a>, the turtle that helps the Devas and Asuras churn the ocean for the nectar of immortality. </text:p>
        </text:list-item>
        <text:list-item>
          <text:p text:style-name="P27"><text:a xlink:type="simple" xlink:href="http://en.wikipedia.org/wiki/Varaha"><text:span text:style-name="T1">Varaha</text:span></text:a>, the boar that rescues the Earth and kills Hiranyaksha </text:p>
        </text:list-item>
        <text:list-item>
          <text:p text:style-name="P27"><text:a xlink:type="simple" xlink:href="http://en.wikipedia.org/wiki/Narasimha"><text:span text:style-name="T1">Narasimha</text:span></text:a>, the half-lion half human, who defeats the demon Hiranyakashapu (Nara = man, simha = lion). </text:p>
        </text:list-item>
        <text:list-item>
          <text:p text:style-name="P27"><text:a xlink:type="simple" xlink:href="http://en.wikipedia.org/wiki/Vamana"><text:span text:style-name="T1">Vamana</text:span></text:a>, the dwarf that grows into a giant to save the world from King Bali. </text:p>
        </text:list-item>
        <text:list-item>
          <text:p text:style-name="P27"><text:a xlink:type="simple" xlink:href="http://en.wikipedia.org/wiki/Parashurama"><text:span text:style-name="T1">Parashurama</text:span></text:a>, A Sage, Rama with the axe, who appeared in the <text:a xlink:type="simple" xlink:href="http://en.wikipedia.org/wiki/Treta_Yuga">Treta Yuga</text:a>. He killed <text:a xlink:type="simple" xlink:href="http://en.wikipedia.org/wiki/Kartavirya_Arjuna">Kartavirya Arjuna</text:a>'s army and clan and then killed all the ksatriyas 21 times. </text:p>
        </text:list-item>
        <text:list-item>
          <text:p text:style-name="P27"><text:a xlink:type="simple" xlink:href="http://en.wikipedia.org/wiki/Rama"><text:span text:style-name="T1">Rama</text:span></text:a>, Sri Ramachandra, the prince and king of <text:a xlink:type="simple" xlink:href="http://en.wikipedia.org/wiki/Ayodhya">Ayodhya</text:a> who killed Demon King Raavana. </text:p>
        </text:list-item>
        <text:list-item>
          <text:p text:style-name="P27"><text:a xlink:type="simple" xlink:href="http://en.wikipedia.org/wiki/Krishna"><text:span text:style-name="T1">Krishna</text:span></text:a>, (meaning 'dark coloured' or 'all attractive' or the Existence of Bliss) who played a major role in <text:span text:style-name="T4">Mahabharata</text:span>. </text:p>
        </text:list-item>
        <text:list-item>
          <text:p text:style-name="P27"><text:a xlink:type="simple" xlink:href="http://en.wikipedia.org/wiki/Buddha"><text:span text:style-name="T1">Buddha</text:span></text:a>, Founder of Buddhism </text:p>
        </text:list-item>
        <text:list-item>
          <text:p text:style-name="P1"><text:a xlink:type="simple" xlink:href="http://en.wikipedia.org/wiki/Kalki"><text:span text:style-name="T1">Kalki</text:span></text:a>, "Eternity", or "timeless", destroyer of time or "The Destroyer of foulness", who is expected to appear at the end of <text:a xlink:type="simple" xlink:href="http://en.wikipedia.org/wiki/Kali_Yuga">Kali Yuga</text:a>, the time period in which we currently exist. </text:p>
        </text:list-item>
      </text:list>
      <text:p text:style-name="Text_20_body">Some versions of the above list include <text:a xlink:type="simple" xlink:href="http://en.wikipedia.org/wiki/Hayagriva">Hayagriva</text:a> among the Dashavataras. Another 22 avatars are given in Chapter 3, Canto 1 of the Bhagavata Purana, although it states that "the incarnations of the Lord are innumerable, like rivulets flowing from inexhaustible sources of water".</text:p>
      <text:p text:style-name="Standard"/>
      <text:p text:style-name="Standard"/>
      <text:p text:style-name="Standard"/>
      <text:p text:style-name="Standard"/>
      <text:p text:style-name="Standard"><text:span text:style-name="T2">Shiva</text:span>:</text:p>
      <text:p text:style-name="Standard"/>
      <table:table table:name="Table1" table:style-name="Table1">
        <table:table-column table:style-name="Table1.A"/>
        <table:table-column table:style-name="Table1.B"/>
        <table:table-row>
          <table:table-cell table:style-name="Table1.A1" office:value-type="string">
            <text:p text:style-name="P41"><text:a xlink:type="simple" xlink:href="https://en.wikipedia.org/wiki/Devanagari">Devanagari</text:a></text:p>
          </table:table-cell>
          <table:table-cell table:style-name="Table1.A1" office:value-type="string">
            <text:p text:style-name="P43">शिव</text:p>
          </table:table-cell>
        </table:table-row>
        <table:table-row>
          <table:table-cell table:style-name="Table1.A1" office:value-type="string">
            <text:p text:style-name="P41"><text:a xlink:type="simple" xlink:href="https://en.wikipedia.org/wiki/Sanskrit">Sanskrit</text:a> Transliteration</text:p>
          </table:table-cell>
          <table:table-cell table:style-name="Table1.A1" office:value-type="string">
            <text:p text:style-name="Table_20_Contents"><text:span text:style-name="T5">Śiva</text:span>,Supreme deity</text:p>
          </table:table-cell>
        </table:table-row>
        <table:table-row>
          <table:table-cell table:style-name="Table1.A1" office:value-type="string">
            <text:p text:style-name="P41">Affiliation</text:p>
          </table:table-cell>
          <table:table-cell table:style-name="Table1.A1" office:value-type="string">
            <text:p text:style-name="Table_20_Contents"><text:a xlink:type="simple" xlink:href="https://en.wikipedia.org/wiki/Trimurti">Trimurti</text:a></text:p>
          </table:table-cell>
        </table:table-row>
        <table:table-row>
          <table:table-cell table:style-name="Table1.A1" office:value-type="string">
            <text:p text:style-name="P41">Abode</text:p>
          </table:table-cell>
          <table:table-cell table:style-name="Table1.A1" office:value-type="string">
            <text:p text:style-name="Table_20_Contents"><text:a xlink:type="simple" xlink:href="https://en.wikipedia.org/wiki/Mount_Kailash">Mount </text:a><text:a xlink:type="simple" xlink:href="https://en.wikipedia.org/wiki/Mount_Kailash"><text:span text:style-name="T5">Kailāsa</text:span></text:a><text:bookmark text:name="cite_ref-1"/><text:a xlink:type="simple" xlink:href="https://en.wikipedia.org/wiki/Shiva#cite_note-1">[1]</text:a></text:p>
          </table:table-cell>
        </table:table-row>
        <table:table-row>
          <table:table-cell table:style-name="Table1.A1" office:value-type="string">
            <text:p text:style-name="P41"><text:a xlink:type="simple" xlink:href="https://en.wikipedia.org/wiki/Mantra">Mantra</text:a></text:p>
          </table:table-cell>
          <table:table-cell table:style-name="Table1.A1" office:value-type="string">
            <text:p text:style-name="Table_20_Contents"><text:a xlink:type="simple" xlink:href="https://en.wikipedia.org/wiki/Om_Namah_Shivaya">Om Namah Shivaya</text:a></text:p>
          </table:table-cell>
        </table:table-row>
        <table:table-row>
          <table:table-cell table:style-name="Table1.A1" office:value-type="string">
            <text:p text:style-name="P41">Weapon</text:p>
          </table:table-cell>
          <table:table-cell table:style-name="Table1.A1" office:value-type="string">
            <text:p text:style-name="Table_20_Contents">Trident (<text:a xlink:type="simple" xlink:href="https://en.wikipedia.org/wiki/Trishula">Trishula</text:a>)</text:p>
          </table:table-cell>
        </table:table-row>
        <table:table-row>
          <table:table-cell table:style-name="Table1.A1" office:value-type="string">
            <text:p text:style-name="P41">Consort</text:p>
          </table:table-cell>
          <table:table-cell table:style-name="Table1.A1" office:value-type="string">
            <text:p text:style-name="Table_20_Contents"><text:a xlink:type="simple" xlink:href="https://en.wikipedia.org/wiki/Sati_%28goddess%29">Sati</text:a> (deceased)<text:line-break/><text:a xlink:type="simple" xlink:href="https://en.wikipedia.org/wiki/Parvati">Parvati</text:a></text:p>
          </table:table-cell>
        </table:table-row>
        <table:table-row>
          <table:table-cell table:style-name="Table1.A1" office:value-type="string">
            <text:p text:style-name="P41"><text:a xlink:type="simple" xlink:href="https://en.wikipedia.org/wiki/Vahana">Mount</text:a></text:p>
          </table:table-cell>
          <table:table-cell table:style-name="Table1.A1" office:value-type="string">
            <text:p text:style-name="Table_20_Contents"><text:a xlink:type="simple" xlink:href="https://en.wikipedia.org/wiki/Nandi_%28bull%29">Nandi (bull)</text:a></text:p>
          </table:table-cell>
        </table:table-row>
      </table:table>
      <text:p text:style-name="Standard"/>
      <text:p text:style-name="P2">Shiva is usually worshipped in the <text:a xlink:type="simple" xlink:href="https://en.wikipedia.org/wiki/Aniconic">aniconic</text:a> form of <text:a xlink:type="simple" xlink:href="https://en.wikipedia.org/wiki/Lingam">lingam</text:a>. He is described as an omniscient <text:a xlink:type="simple" xlink:href="https://en.wikipedia.org/wiki/Yogi">yogi</text:a>, who lives an ascetic life on <text:a xlink:type="simple" xlink:href="https://en.wikipedia.org/wiki/Mount_Kailash">Mount Kailash</text:a>,<text:bookmark text:name="cite_ref-Zimmer_1972_p._124_4-1"/><text:a xlink:type="simple" xlink:href="https://en.wikipedia.org/wiki/Shiva#cite_note-Zimmer_1972_p._124-4">[4]</text:a> as well as a householder with a wife <text:a xlink:type="simple" xlink:href="https://en.wikipedia.org/wiki/Parvati">Parvati</text:a> and two sons, <text:a xlink:type="simple" xlink:href="https://en.wikipedia.org/wiki/Ganesha">Ganesha</text:a> and <text:a xlink:type="simple" xlink:href="https://en.wikipedia.org/wiki/Murugan">Kartikeya</text:a>. Shiva has many benevolent as well as fearsome forms. He is often depicted as immersed in deep meditation, with his wife and children or as the <text:a xlink:type="simple" xlink:href="https://en.wikipedia.org/wiki/Nataraja">Cosmic Dancer</text:a>. In fierce aspects, he is often depicted slaying demons.</text:p>
      <text:p text:style-name="Text_20_body"><text:soft-page-break/>In many holy texts and puranas like Mahavishnu, Shiva or Mahadeva is also called Paramatman (Supreme soul). Shaivas often see him as Parabrahma (Supreme Brahman), and is regarded as Bhagwaan by devotees. The Shiva Sahasranama (1000 names of Lord Mahadev) declares Shiva as "Paramatman", the supersoul found everywhere. He is commonly connected to the practice of Yoga.</text:p>
      <text:p text:style-name="P2">The Sanskrit word <text:span text:style-name="T4">Shiva</text:span> (<text:a xlink:type="simple" xlink:href="https://en.wikipedia.org/wiki/Devanagari">Devanagari</text:a>: <text:span text:style-name="T8">शिव</text:span>, <text:span text:style-name="T5">śiva</text:span> ) is an adjective meaning "pure and destroyer".<text:bookmark text:name="cite_ref-5"/><text:a xlink:type="simple" xlink:href="https://en.wikipedia.org/wiki/Shiva#cite_note-5">[5]</text:a><text:bookmark text:name="cite_ref-Macdonell.2C_p._314_6-0"/><text:a xlink:type="simple" xlink:href="https://en.wikipedia.org/wiki/Shiva#cite_note-Macdonell.2C_p._314-6">[6]</text:a> As a proper name it means "The Auspicious One", used as a name for <text:a xlink:type="simple" xlink:href="https://en.wikipedia.org/wiki/Rudra">Rudra</text:a>.<text:bookmark text:name="cite_ref-Macdonell.2C_p._314_6-1"/><text:a xlink:type="simple" xlink:href="https://en.wikipedia.org/wiki/Shiva#cite_note-Macdonell.2C_p._314-6">[6]</text:a> In simple English transliteration it is written either as <text:span text:style-name="T4">Shiva</text:span> or <text:span text:style-name="T4">Siva</text:span>. The adjective <text:span text:style-name="T7">śiva</text:span>, meaning "auspicious", is used as an attributive epithet not particularly of Rudra, but of several other <text:a xlink:type="simple" xlink:href="https://en.wikipedia.org/wiki/Vedic">Vedic</text:a> deities.<text:bookmark text:name="cite_ref-7"/><text:a xlink:type="simple" xlink:href="https://en.wikipedia.org/wiki/Shiva#cite_note-7">[7]</text:a></text:p>
      <text:p text:style-name="P37"/>
      <text:p text:style-name="P37"/>
      <text:p text:style-name="P37"/>
      <text:p text:style-name="P2">Shiva as we know him today shares many features with the Vedic god <text:a xlink:type="simple" xlink:href="https://en.wikipedia.org/wiki/Rudra">Rudra</text:a>,<text:bookmark text:name="cite_ref-Michaels.2C_p._316_37-0"/><text:a xlink:type="simple" xlink:href="https://en.wikipedia.org/wiki/Shiva#cite_note-Michaels.2C_p._316-37">[37]</text:a> and both Shiva and Rudra are viewed as the same personality in a number of Hindu traditions. Rudra, the god of the roaring <text:a xlink:type="simple" xlink:href="https://en.wikipedia.org/wiki/Storm">storm</text:a>, is usually portrayed in accordance with the element he represents as a fierce, destructive deity.</text:p>
      <text:p text:style-name="Text_20_body">The oldest surviving text of Hinduism is the <text:a xlink:type="simple" xlink:href="https://en.wikipedia.org/wiki/Rigveda">Rig Veda</text:a>, which is dated to between 1700 and 1100 BC based on <text:a xlink:type="simple" xlink:href="https://en.wikipedia.org/wiki/Linguistics">linguistic</text:a> and <text:a xlink:type="simple" xlink:href="https://en.wikipedia.org/wiki/Philology">philological</text:a> evidence.<text:bookmark text:name="cite_ref-38"/><text:a xlink:type="simple" xlink:href="https://en.wikipedia.org/wiki/Shiva#cite_note-38">[38]</text:a> A god named <text:a xlink:type="simple" xlink:href="https://en.wikipedia.org/wiki/Rudra">Rudra</text:a> is mentioned in the Rig Veda. The name Rudra is still used as a name for Shiva. In RV 2.33, he is described as the "Father of the <text:a xlink:type="simple" xlink:href="https://en.wikipedia.org/wiki/Rudras">Rudras</text:a>", a group of storm gods.<text:bookmark text:name="cite_ref-39"/><text:a xlink:type="simple" xlink:href="https://en.wikipedia.org/wiki/Shiva#cite_note-39">[39]</text:a> Furthermore, the <text:a xlink:type="simple" xlink:href="https://en.wikipedia.org/wiki/Shri_Rudram_Chamakam">Rudram</text:a>, one of the most sacred hymns of Hinduism found both in the Rig and the Yajur Vedas and addressed to Rudra, invokes him as Shiva in several instances, but the term <text:span text:style-name="T4">Shiva</text:span> is used as an epithet for <text:a xlink:type="simple" xlink:href="https://en.wikipedia.org/wiki/Indra">Indra</text:a>, <text:a xlink:type="simple" xlink:href="https://en.wikipedia.org/wiki/Mitra">Mitra</text:a> and <text:a xlink:type="simple" xlink:href="https://en.wikipedia.org/wiki/Agni">Agni</text:a> many times.</text:p>
      <text:p text:style-name="Text_20_body">The identification of Shiva with the older god Rudra is not universally accepted, as Axel Michaels explains:</text:p>
      <text:p text:style-name="Quotations">Rudra is called "The Archer" (Sanskrit: <text:span text:style-name="T7">Śarva</text:span>),<text:bookmark text:name="cite_ref-40"/><text:a xlink:type="simple" xlink:href="https://en.wikipedia.org/wiki/Shiva#cite_note-40">[40]</text:a> and the arrow is an essential attribute of Rudra.<text:bookmark text:name="cite_ref-41"/><text:a xlink:type="simple" xlink:href="https://en.wikipedia.org/wiki/Shiva#cite_note-41">[41]</text:a> This name appears in the Shiva Sahasranama, and R. K. Sharma notes that it is used as a name of Shiva often in later languages.<text:bookmark text:name="cite_ref-Sharma_1996_p.3D306_42-0"/><text:a xlink:type="simple" xlink:href="https://en.wikipedia.org/wiki/Shiva#cite_note-Sharma_1996_p.3D306-42">[42]</text:a></text:p>
      <text:p text:style-name="P37">The word is derived from the Sanskrit root <text:span text:style-name="T7">śarv</text:span><text:span text:style-name="T4">-</text:span>, which means "to injure" or "to kill",<text:bookmark text:name="cite_ref-43"/><text:a xlink:type="simple" xlink:href="https://en.wikipedia.org/wiki/Shiva#cite_note-43">[43]</text:a> and Sharma uses that general sense in his interpretive translation of the name <text:span text:style-name="T5">Śarva</text:span> as "One who can kill the forces of darkness".<text:bookmark text:name="cite_ref-Sharma_1996_p.3D306_42-1"/><text:a xlink:type="simple" xlink:href="https://en.wikipedia.org/wiki/Shiva#cite_note-Sharma_1996_p.3D306-42">[42]</text:a> The names <text:span text:style-name="T5">Dhanvin</text:span> ("Bowman")<text:bookmark text:name="cite_ref-Chidbhavananda.2C_p._33_44-0"/><text:a xlink:type="simple" xlink:href="https://en.wikipedia.org/wiki/Shiva#cite_note-Chidbhavananda.2C_p._33-44">[44]</text:a> and <text:span text:style-name="T5">Bāṇahasta</text:span> ("Archer", literally "Armed with arrows in his hands")<text:bookmark text:name="cite_ref-Chidbhavananda.2C_p._33_44-1"/><text:a xlink:type="simple" xlink:href="https://en.wikipedia.org/wiki/Shiva#cite_note-Chidbhavananda.2C_p._33-44">[44]</text:a><text:bookmark text:name="cite_ref-45"/><text:a xlink:type="simple" xlink:href="https://en.wikipedia.org/wiki/Shiva#cite_note-45">[45]</text:a> also refer to archery.</text:p>
      <text:p text:style-name="P37"/>
      <text:h text:style-name="P40" text:outline-level="3"><text:bookmark text:name="Attributes"/>Attributes</text:h>
      <text:p text:style-name="P26"><draw:a xlink:type="simple" xlink:href="https://en.wikipedia.org/wiki/File:Shiva_and_Parvati.jpg"><draw:frame draw:style-name="fr1" draw:name="graphics1" text:anchor-type="as-char" svg:width="1.9925in" svg:height="2.3047in" draw:z-index="0"><draw:image xlink:href="https://upload.wikimedia.org/wikipedia/commons/thumb/9/94/Shiva_and_Parvati.jpg/220px-Shiva_and_Parvati.jpg" xlink:type="simple" xlink:show="embed" xlink:actuate="onLoad"/></draw:frame></draw:a> </text:p>
      <text:p text:style-name="P26"><text:soft-page-break/><draw:a xlink:type="simple" xlink:href="https://en.wikipedia.org/wiki/File:Shiva_and_Parvati.jpg"><draw:frame draw:style-name="fr1" draw:name="graphics2" text:anchor-type="as-char" svg:width="0.1618in" svg:height="0.1256in" draw:z-index="1"><draw:image xlink:href="https://bits.wikimedia.org/static-1.22wmf1/skins/common/images/magnify-clip.png" xlink:type="simple" xlink:show="embed" xlink:actuate="onLoad"/></draw:frame></draw:a></text:p>
      <text:p text:style-name="Text_20_body">Shiva with <text:a xlink:type="simple" xlink:href="https://en.wikipedia.org/wiki/Parvati">Parvati</text:a>. Shiva is depicted three-eyed, the <text:a xlink:type="simple" xlink:href="https://en.wikipedia.org/wiki/Ganges">Ganges</text:a> flowing through his matted hair (which are yellowish-white or like molten gold), wearing ornaments of serpents and a skull bracelet, and covered in ashes, and Trisula and <text:a xlink:type="simple" xlink:href="https://en.wikipedia.org/wiki/Damaru">Damaru</text:a> are seen in the background.</text:p>
      <text:list xml:id="list1866637293" text:style-name="L7">
        <text:list-item>
          <text:p text:style-name="P3"><text:span text:style-name="T1">Shiva's form:</text:span> Shiva has a Trident in the right lower arm, with a crescent moon on his head. He is said to be fair like camphor or like an ice clad mountain. He has fire and Damaru and Mala or a kind of weapon. He wears five serpents as ornaments. He wears a garland of skulls. He is pressing with his feet the demon Muyalaka, a dwarf holding a cobra. He faces south. Panchakshara itself is his body. (The trident, like almost all other forms in Hinduism, can be understood as the symbolism of the unity of three worlds that a human faces - his inside world, his immediate world, and the broader overall world. At the base of the trident, all three forks unite.) </text:p>
        </text:list-item>
      </text:list>
      <text:list xml:id="list1866886576" text:style-name="L8">
        <text:list-item>
          <text:p text:style-name="P4"><text:span text:style-name="T1">Third eye:</text:span> (Trilochana) Shiva is often depicted with a <text:a xlink:type="simple" xlink:href="https://en.wikipedia.org/wiki/Third_eye">third eye</text:a>, with which he burned Desire (<text:a xlink:type="simple" xlink:href="https://en.wikipedia.org/wiki/Kāma"><text:span text:style-name="T5">Kāma</text:span></text:a>) to ashes,<text:bookmark text:name="cite_ref-70"/><text:a xlink:type="simple" xlink:href="https://en.wikipedia.org/wiki/Shiva#cite_note-70">[70]</text:a> called "Tryambakam" (Sanskrit: <text:span text:style-name="T9">त्र्यम्बकम्</text:span>), which occurs in many scriptural sources.<text:bookmark text:name="cite_ref-71"/><text:a xlink:type="simple" xlink:href="https://en.wikipedia.org/wiki/Shiva#cite_note-71">[71]</text:a> In classical Sanskrit, the word <text:span text:style-name="T4">ambaka</text:span> denotes "an eye", and in the <text:span text:style-name="T4">Mahabharata</text:span>, Shiva is depicted as three-eyed, so this name is sometimes translated as "having three eyes".<text:bookmark text:name="cite_ref-72"/><text:a xlink:type="simple" xlink:href="https://en.wikipedia.org/wiki/Shiva#cite_note-72">[72]</text:a> However, in Vedic Sanskrit, the word <text:span text:style-name="T7">ambā</text:span> or <text:span text:style-name="T7">ambikā</text:span> means "mother", and this early meaning of the word is the basis for the translation "three mothers".<text:bookmark text:name="cite_ref-73"/><text:a xlink:type="simple" xlink:href="https://en.wikipedia.org/wiki/Shiva#cite_note-73">[73]</text:a><text:bookmark text:name="cite_ref-74"/><text:a xlink:type="simple" xlink:href="https://en.wikipedia.org/wiki/Shiva#cite_note-74">[74]</text:a> These three mother-goddesses who are collectively called the <text:span text:style-name="T5">Ambikās</text:span>.<text:bookmark text:name="cite_ref-75"/><text:a xlink:type="simple" xlink:href="https://en.wikipedia.org/wiki/Shiva#cite_note-75">[75]</text:a> Other related translations have been based on the idea that the name actually refers to the oblations given to Rudra, which according to some traditions were shared with the goddess <text:span text:style-name="T5">Ambikā</text:span>.<text:bookmark text:name="cite_ref-76"/><text:a xlink:type="simple" xlink:href="https://en.wikipedia.org/wiki/Shiva#cite_note-76">[76]</text:a> </text:p>
        </text:list-item>
      </text:list>
      <text:list xml:id="list1761618663" text:style-name="L9">
        <text:list-item>
          <text:p text:style-name="P5"><text:span text:style-name="T1">Crescent moon:</text:span> (The epithets "Chandrasekhara/Chandramouli")- Shiva bears on his head the crescent moon.<text:bookmark text:name="cite_ref-77"/><text:a xlink:type="simple" xlink:href="https://en.wikipedia.org/wiki/Shiva#cite_note-77">[77]</text:a> The epithet <text:span text:style-name="T5">Candraśekhara</text:span> (Sanskrit: <text:span text:style-name="T8">चन्द्रशेखर</text:span> "Having the moon as his crest" - <text:a xlink:type="simple" xlink:href="https://en.wikipedia.org/wiki/Chandra"><text:span text:style-name="T7">candra</text:span></text:a> = "moon"; <text:span text:style-name="T7">śekhara</text:span> = "crest, crown")<text:bookmark text:name="cite_ref-78"/><text:a xlink:type="simple" xlink:href="https://en.wikipedia.org/wiki/Shiva#cite_note-78">[78]</text:a><text:bookmark text:name="cite_ref-79"/><text:a xlink:type="simple" xlink:href="https://en.wikipedia.org/wiki/Shiva#cite_note-79">[79]</text:a><text:bookmark text:name="cite_ref-80"/><text:a xlink:type="simple" xlink:href="https://en.wikipedia.org/wiki/Shiva#cite_note-80">[80]</text:a> refers to this feature. The placement of the moon on his head as a standard iconographic feature dates to the period when Rudra rose to prominence and became the major deity Rudra-Shiva.<text:bookmark text:name="cite_ref-81"/><text:a xlink:type="simple" xlink:href="https://en.wikipedia.org/wiki/Shiva#cite_note-81">[81]</text:a> The origin of this linkage may be due to the identification of the moon with <text:a xlink:type="simple" xlink:href="https://en.wikipedia.org/wiki/Soma">Soma</text:a>, and there is a hymn in the Rig Veda where Soma and Rudra are jointly implored, and in later literature, Soma and Rudra came to be identified with one another, as were Soma and the moon.<text:bookmark text:name="cite_ref-82"/><text:a xlink:type="simple" xlink:href="https://en.wikipedia.org/wiki/Shiva#cite_note-82">[82]</text:a> The crescent moon is shown on the side of the Lord's head as an ornament. The waxing and waning phenomenon of the moon symbolizes the time cycle through which creation evolves from the beginning to the end. Since the Lord is the Eternal Reality, He is beyond time. Thus, the crescent moon is only one of His ornaments. The wearing of the crescent moon in his head indicates that He has controlled the mind perfectly. </text:p>
        </text:list-item>
      </text:list>
      <text:list xml:id="list2050330000" text:style-name="L10">
        <text:list-item>
          <text:p text:style-name="P6"><text:span text:style-name="T1">Ashes:</text:span> (The epithet "Bhasmaanga Raaga") - Shiva smears his body with ashes (<text:a xlink:type="simple" xlink:href="https://en.wikipedia.org/wiki/Bhasma">bhasma</text:a>). Ashes represent the final reality that a human being will face - the end of all material existence.<text:bookmark text:name="cite_ref-Flood_1996.2C_p._151_83-0"/><text:a xlink:type="simple" xlink:href="https://en.wikipedia.org/wiki/Shiva#cite_note-Flood_1996.2C_p._151-83">[83]</text:a> Some forms of Shiva, such as Bhairava, are associated with a very old Indian tradition of cremation-ground asceticism that was practiced by some groups who were outside the fold of brahmanic orthodoxy.<text:bookmark text:name="cite_ref-84"/><text:a xlink:type="simple" xlink:href="https://en.wikipedia.org/wiki/Shiva#cite_note-84">[84]</text:a> These practices associated with cremation grounds are also mentioned in the Pali canon of Theravada Buddhism.<text:bookmark text:name="cite_ref-85"/><text:a xlink:type="simple" xlink:href="https://en.wikipedia.org/wiki/Shiva#cite_note-85">[85]</text:a> One epithet for Shiva is "inhabitant of the cremation ground" (Sanskrit: <text:span text:style-name="T7">śmaśānavāsin</text:span>, also spelled <text:span text:style-name="T4">Shmashanavasin</text:span>), referring to this connection.<text:bookmark text:name="cite_ref-86"/><text:a xlink:type="simple" xlink:href="https://en.wikipedia.org/wiki/Shiva#cite_note-86">[86]</text:a> It is interesting to see the peaceful acceptance of cremation ground temples of <text:span text:style-name="T4">Batuk Bhairava</text:span>, a form of Lord Shiva, by the general populace. At Ujjain, near the <text:span text:style-name="T4">Kaal Bhairava</text:span> temple lies such a cremation ground temple of <text:span text:style-name="T4">Batuk Bhairava</text:span>, with its legendary disciple Baba Dabral known throughout Central India (as he is blessed, people say, with the ability to literally read out incidents of the future in one's life just by holding one's palm). </text:p>
        </text:list-item>
      </text:list>
      <text:list xml:id="list1108728739" text:style-name="L11">
        <text:list-item>
          <text:p text:style-name="P7"><text:soft-page-break/><text:span text:style-name="T1">Matted hair:</text:span> (The epithet "Jataajoota Dhari/Kapardin") - Shiva's distinctive hair style is noted in the epithets <text:span text:style-name="T5">Jaṭin</text:span>, "the one with matted hair",<text:bookmark text:name="cite_ref-87"/><text:a xlink:type="simple" xlink:href="https://en.wikipedia.org/wiki/Shiva#cite_note-87">[87]</text:a> and Kapardin, "endowed with matted hair"<text:bookmark text:name="cite_ref-88"/><text:a xlink:type="simple" xlink:href="https://en.wikipedia.org/wiki/Shiva#cite_note-88">[88]</text:a> or "wearing his hair wound in a braid in a shell-like (kaparda) fashion".<text:bookmark text:name="cite_ref-89"/><text:a xlink:type="simple" xlink:href="https://en.wikipedia.org/wiki/Shiva#cite_note-89">[89]</text:a> A kaparda is a cowrie shell, or a braid of hair in the form of a shell, or, more generally, hair that is shaggy or curly.<text:bookmark text:name="cite_ref-90"/><text:a xlink:type="simple" xlink:href="https://en.wikipedia.org/wiki/Shiva#cite_note-90">[90]</text:a> His hair is said to be like molten gold in color or being yellowish-white. </text:p>
        </text:list-item>
      </text:list>
      <text:list xml:id="list423329855" text:style-name="L12">
        <text:list-item>
          <text:p text:style-name="P8"><text:span text:style-name="T1">Blue throat:</text:span> The epithet <text:span text:style-name="T5">Nīlakaṇtha</text:span> (Sanskrit <text:span text:style-name="T8">नीलकण्ठ</text:span>; <text:span text:style-name="T4">nīla</text:span> = "blue", <text:span text:style-name="T7">kaṇtha</text:span> = "throat")<text:bookmark text:name="cite_ref-91"/><text:a xlink:type="simple" xlink:href="https://en.wikipedia.org/wiki/Shiva#cite_note-91">[91]</text:a><text:bookmark text:name="cite_ref-92"/><text:a xlink:type="simple" xlink:href="https://en.wikipedia.org/wiki/Shiva#cite_note-92">[92]</text:a> since Shiva drank the <text:a xlink:type="simple" xlink:href="https://en.wikipedia.org/w/index.php?title=Holahola&amp;action=edit&amp;redlink=1">Holahola</text:a> poison churned up from the Samudra Manthan to eliminate its destructive capacity. Shocked by his act, Goddess Parvati strangled his neck and hence managed to stop it in his neck itself and prevent it from spreading all over the universe supposed to be in Shiva's stomach. However the poison was so potent that it changed the color of his neck to blue.<text:bookmark text:name="cite_ref-93"/><text:a xlink:type="simple" xlink:href="https://en.wikipedia.org/wiki/Shiva#cite_note-93">[93]</text:a><text:bookmark text:name="cite_ref-Kramrisch.2C_p._473_94-0"/><text:a xlink:type="simple" xlink:href="https://en.wikipedia.org/wiki/Shiva#cite_note-Kramrisch.2C_p._473-94">[94]</text:a> (See <text:a xlink:type="simple" xlink:href="https://en.wikipedia.org/wiki/Maha_Shivaratri">Maha Shivaratri</text:a>.) </text:p>
        </text:list-item>
      </text:list>
      <text:p text:style-name="P26"><draw:a xlink:type="simple" xlink:href="https://en.wikipedia.org/wiki/File:Gangadhara.jpg"><draw:frame draw:style-name="fr1" draw:name="graphics3" text:anchor-type="as-char" svg:width="1.9925in" svg:height="2.7063in" draw:z-index="2"><draw:image xlink:href="https://upload.wikimedia.org/wikipedia/commons/thumb/f/f2/Gangadhara.jpg/220px-Gangadhara.jpg" xlink:type="simple" xlink:show="embed" xlink:actuate="onLoad"/></draw:frame></draw:a> </text:p>
      <text:p text:style-name="P26"><draw:a xlink:type="simple" xlink:href="https://en.wikipedia.org/wiki/File:Gangadhara.jpg"><draw:frame draw:style-name="fr1" draw:name="graphics4" text:anchor-type="as-char" svg:width="0.1618in" svg:height="0.1256in" draw:z-index="3"><draw:image xlink:href="https://bits.wikimedia.org/static-1.22wmf1/skins/common/images/magnify-clip.png" xlink:type="simple" xlink:show="embed" xlink:actuate="onLoad"/></draw:frame></draw:a></text:p>
      <text:p text:style-name="P26">Shiva bearing the descent of the Ganges River as Parvati and Bhagiratha and the bull Nandi look, folio from a Hindi manuscript by the saint Narayan, circa 1740</text:p>
      <text:p text:style-name="P26"><draw:a xlink:type="simple" xlink:href="https://en.wikipedia.org/wiki/File:Shiva-Rishikesh.png"><draw:frame draw:style-name="fr1" draw:name="graphics5" text:anchor-type="as-char" svg:width="1.9925in" svg:height="1.5008in" draw:z-index="4"><draw:image xlink:href="https://upload.wikimedia.org/wikipedia/commons/thumb/7/78/Shiva-Rishikesh.png/220px-Shiva-Rishikesh.png" xlink:type="simple" xlink:show="embed" xlink:actuate="onLoad"/></draw:frame></draw:a> </text:p>
      <text:p text:style-name="P26"><draw:a xlink:type="simple" xlink:href="https://en.wikipedia.org/wiki/File:Shiva-Rishikesh.png"><draw:frame draw:style-name="fr1" draw:name="graphics6" text:anchor-type="as-char" svg:width="0.1618in" svg:height="0.1256in" draw:z-index="5"><draw:image xlink:href="https://bits.wikimedia.org/static-1.22wmf1/skins/common/images/magnify-clip.png" xlink:type="simple" xlink:show="embed" xlink:actuate="onLoad"/></draw:frame></draw:a></text:p>
      <text:p text:style-name="Text_20_body">Statue of Shiva meditating in <text:a xlink:type="simple" xlink:href="https://en.wikipedia.org/wiki/Rishikesh">Rishikesh</text:a></text:p>
      <text:list xml:id="list2174052622" text:style-name="L13">
        <text:list-item>
          <text:p text:style-name="P9"><text:span text:style-name="T1">Sacred Ganges:</text:span> (The epithet "Gangadhara") Bearer of Ganga. <text:a xlink:type="simple" xlink:href="https://en.wikipedia.org/wiki/Ganges">Ganges</text:a> river flows from the matted hair of Shiva.<text:bookmark text:name="cite_ref-95"/><text:a xlink:type="simple" xlink:href="https://en.wikipedia.org/wiki/Shiva#cite_note-95">[95]</text:a><text:bookmark text:name="cite_ref-96"/><text:a xlink:type="simple" xlink:href="https://en.wikipedia.org/wiki/Shiva#cite_note-96">[96]</text:a> The <text:span text:style-name="T7">Gaṅgā</text:span> (Ganges), one of the major rivers of the country, is said to have made her abode in Shiva's hair.<text:bookmark text:name="cite_ref-97"/><text:a xlink:type="simple" xlink:href="https://en.wikipedia.org/wiki/Shiva#cite_note-97">[97]</text:a> The flow of the Ganges also represents the nectar of immortality. </text:p>
        </text:list-item>
      </text:list>
      <text:list xml:id="list1750666397" text:style-name="L14">
        <text:list-item>
          <text:p text:style-name="P10"><text:span text:style-name="T1">Tiger skin:</text:span> (The epithet "Krittivasan").He is often shown seated upon a tiger skin,<text:bookmark text:name="cite_ref-Flood_1996.2C_p._151_83-1"/><text:a xlink:type="simple" xlink:href="https://en.wikipedia.org/wiki/Shiva#cite_note-Flood_1996.2C_p._151-83">[83]</text:a> an honour reserved for the most accomplished of Hindu ascetics, the Brahmarishis.<text:bookmark text:name="cite_ref-98"/><text:a xlink:type="simple" xlink:href="https://en.wikipedia.org/wiki/Shiva#cite_note-98">[98]</text:a> Tiger represents lust. His sitting on the tiger’s skin indicates that He has conquered lust. </text:p>
        </text:list-item>
      </text:list>
      <text:list xml:id="list511705333" text:style-name="L15">
        <text:list-item>
          <text:p text:style-name="P11"><text:span text:style-name="T1">Serpents:</text:span> (The epithet "Nagendra Haara"). Shiva is often shown garlanded with a <text:a xlink:type="simple" xlink:href="https://en.wikipedia.org/wiki/Nāga">snake</text:a>.<text:bookmark text:name="cite_ref-99"/><text:a xlink:type="simple" xlink:href="https://en.wikipedia.org/wiki/Shiva#cite_note-99">[99]</text:a> <text:soft-page-break/>His wearing of serpents on the neck denotes wisdom and eternity. </text:p>
        </text:list-item>
      </text:list>
      <text:list xml:id="list1442027644" text:style-name="L16">
        <text:list-item>
          <text:p text:style-name="P12"><text:span text:style-name="T1">Deer:</text:span>His holding deer on one hand indicates that He has removed the Chanchalata of the mind (i.e., attained maturity and firmness in thought process). Deer jumps from one place to another swiftly, similar to the mind moving from one thought to another. </text:p>
        </text:list-item>
      </text:list>
      <text:list xml:id="list1540674814" text:style-name="L17">
        <text:list-item>
          <text:p text:style-name="P13"><text:span text:style-name="T1">Trident:</text:span> (Sanskrit: <text:a xlink:type="simple" xlink:href="https://en.wikipedia.org/wiki/Trishula"><text:span text:style-name="T4">Trishula</text:span></text:a>): Shiva's particular weapon is the <text:a xlink:type="simple" xlink:href="https://en.wikipedia.org/wiki/Trident">trident</text:a>.<text:bookmark text:name="cite_ref-Flood_1996.2C_p._151_83-2"/><text:a xlink:type="simple" xlink:href="https://en.wikipedia.org/wiki/Shiva#cite_note-Flood_1996.2C_p._151-83">[83]</text:a> His Trisul that is held in His right hand represents the three Gunas—Sattva, Rajas and Tamas. That is the emblem of sovereignty. He rules the world through these three Gunas. The Damaru in His left hand represents the Sabda Brahman. It represents OM from which all languages are formed. It is He who formed the Sanskrit language out of the Damaru sound. </text:p>
        </text:list-item>
      </text:list>
      <text:list xml:id="list1646285520" text:style-name="L18">
        <text:list-item>
          <text:p text:style-name="P14"><text:span text:style-name="T1">Drum:</text:span> A small drum shaped like an hourglass is known as a <text:a xlink:type="simple" xlink:href="https://en.wikipedia.org/wiki/Damaru"><text:span text:style-name="T4">damaru</text:span></text:a> (Sanskrit: <text:span text:style-name="T7">ḍamaru</text:span>).<text:bookmark text:name="cite_ref-100"/><text:a xlink:type="simple" xlink:href="https://en.wikipedia.org/wiki/Shiva#cite_note-100">[100]</text:a><text:bookmark text:name="cite_ref-101"/><text:a xlink:type="simple" xlink:href="https://en.wikipedia.org/wiki/Shiva#cite_note-101">[101]</text:a> This is one of the attributes of Shiva in his famous dancing representation<text:bookmark text:name="cite_ref-102"/><text:a xlink:type="simple" xlink:href="https://en.wikipedia.org/wiki/Shiva#cite_note-102">[102]</text:a> known as <text:a xlink:type="simple" xlink:href="https://en.wikipedia.org/wiki/Nataraja">Nataraja</text:a>. A specific hand gesture (<text:a xlink:type="simple" xlink:href="https://en.wikipedia.org/wiki/Mudra">mudra</text:a>) called <text:span text:style-name="T7">ḍamaru-hasta</text:span> (Sanskrit for "<text:span text:style-name="T5">ḍamaru</text:span>-hand") is used to hold the drum.<text:bookmark text:name="cite_ref-103"/><text:a xlink:type="simple" xlink:href="https://en.wikipedia.org/wiki/Shiva#cite_note-103">[103]</text:a> This drum is particularly used as an emblem by members of the <text:span text:style-name="T5">Kāpālika</text:span> sect.<text:bookmark text:name="cite_ref-104"/><text:a xlink:type="simple" xlink:href="https://en.wikipedia.org/wiki/Shiva#cite_note-104">[104]</text:a> </text:p>
        </text:list-item>
      </text:list>
      <text:list xml:id="list676445193" text:style-name="L19">
        <text:list-item>
          <text:p text:style-name="P15"><text:span text:style-name="T1">Axe:</text:span> (Sanskrit: <text:a xlink:type="simple" xlink:href="https://en.wikipedia.org/wiki/Parashu"><text:span text:style-name="T4">Parashu</text:span></text:a>):The parashu is the weapon of Lord Shiva who gave it to Parashurama, sixth Avatar of Vishnu, whose name means "Rama with the axe" and also taught him its mastery. </text:p>
        </text:list-item>
      </text:list>
      <text:list xml:id="list2118433681" text:style-name="L20">
        <text:list-item>
          <text:p text:style-name="P16"><text:span text:style-name="T6">Nandī</text:span>: (The epithet "Nandi Vaahana").<text:a xlink:type="simple" xlink:href="https://en.wikipedia.org/wiki/Nandi_%28bull%29">Nandī</text:a>, also known as Nandin, is the name of the <text:a xlink:type="simple" xlink:href="https://en.wikipedia.org/wiki/Bull_%28mythology%29">bull</text:a> that serves as Shiva's mount (Sanskrit: <text:a xlink:type="simple" xlink:href="https://en.wikipedia.org/wiki/Vahana"><text:span text:style-name="T7">vāhana</text:span></text:a>).<text:bookmark text:name="cite_ref-105"/><text:a xlink:type="simple" xlink:href="https://en.wikipedia.org/wiki/Shiva#cite_note-105">[105]</text:a><text:bookmark text:name="cite_ref-106"/><text:a xlink:type="simple" xlink:href="https://en.wikipedia.org/wiki/Shiva#cite_note-106">[106]</text:a> Shiva's association with cattle is reflected in his name <text:span text:style-name="T5">Paśupati</text:span>, or <text:a xlink:type="simple" xlink:href="https://en.wikipedia.org/wiki/Pashupati">Pashupati</text:a> (Sanskrit: <text:span text:style-name="T9">पशुपति</text:span>), translated by Sharma as "lord of cattle"<text:bookmark text:name="cite_ref-107"/><text:a xlink:type="simple" xlink:href="https://en.wikipedia.org/wiki/Shiva#cite_note-107">[107]</text:a> and by Kramrisch as "lord of animals", who notes that it is particularly used as an epithet of Rudra.<text:bookmark text:name="cite_ref-108"/><text:a xlink:type="simple" xlink:href="https://en.wikipedia.org/wiki/Shiva#cite_note-108">[108]</text:a> Rishabha or the bull represents Dharma Devata. Lord Siva rides on the bull. Bull is his vehicle. This denotes that Lord Siva is the protector of Dharma, is an embodiment of Dharma or righteousness. </text:p>
        </text:list-item>
      </text:list>
      <text:list xml:id="list1118511455" text:style-name="L21">
        <text:list-item>
          <text:p text:style-name="P17"><text:span text:style-name="T6">Gaṇa</text:span>: The <text:a xlink:type="simple" xlink:href="https://en.wikipedia.org/wiki/Gana"><text:span text:style-name="T5">Gaṇa</text:span></text:a><text:a xlink:type="simple" xlink:href="https://en.wikipedia.org/wiki/Gana">s</text:a> (<text:a xlink:type="simple" xlink:href="https://en.wikipedia.org/wiki/Devanagari">Devanagari</text:a>: <text:span text:style-name="T8">गण</text:span>) are attendants of Shiva and live in <text:a xlink:type="simple" xlink:href="https://en.wikipedia.org/wiki/Mount_Kailash">Kailash</text:a>. They are often referred to as the bhutaganas, or ghostly hosts, on account of their nature. Generally benign, except when their lord is transgressed against, they are often invoked to intercede with the lord on behalf of the devotee. <text:a xlink:type="simple" xlink:href="https://en.wikipedia.org/wiki/Ganesha">Ganesha</text:a> was chosen as their leader by Shiva, hence <text:a xlink:type="simple" xlink:href="https://en.wikipedia.org/wiki/Ganesha">Ganesha</text:a>'s title <text:span text:style-name="T7">gaṇa-īśa</text:span> or <text:span text:style-name="T7">gaṇa-pati</text:span>, "lord of the <text:span text:style-name="T5">gaṇas</text:span>".<text:bookmark text:name="cite_ref-109"/><text:a xlink:type="simple" xlink:href="https://en.wikipedia.org/wiki/Shiva#cite_note-109">[109]</text:a> </text:p>
        </text:list-item>
      </text:list>
      <text:list xml:id="list1632680495" text:style-name="L22">
        <text:list-item>
          <text:p text:style-name="P18"><text:span text:style-name="T1">Mount </text:span><text:span text:style-name="T6">Kailāsa</text:span>: <text:a xlink:type="simple" xlink:href="https://en.wikipedia.org/wiki/Mount_Kailash">Mount Kailash</text:a> in the <text:a xlink:type="simple" xlink:href="https://en.wikipedia.org/wiki/Himalayas">Himalayas</text:a> is his traditional abode.<text:bookmark text:name="cite_ref-Flood_1996.2C_p._151_83-3"/><text:a xlink:type="simple" xlink:href="https://en.wikipedia.org/wiki/Shiva#cite_note-Flood_1996.2C_p._151-83">[83]</text:a> In Hindu mythology, Mount <text:span text:style-name="T5">Kailāsa</text:span> is conceived as resembling a <text:a xlink:type="simple" xlink:href="https://en.wikipedia.org/wiki/Linga"><text:span text:style-name="T4">Linga</text:span></text:a>, representing the center of the universe.<text:bookmark text:name="cite_ref-110"/><text:a xlink:type="simple" xlink:href="https://en.wikipedia.org/wiki/Shiva#cite_note-110">[110]</text:a> </text:p>
        </text:list-item>
      </text:list>
      <text:list xml:id="list1797540247" text:style-name="L23">
        <text:list-item>
          <text:p text:style-name="P19"><text:span text:style-name="T1">Varanasi</text:span>: <text:a xlink:type="simple" xlink:href="https://en.wikipedia.org/wiki/Varanasi">Varanasi</text:a> (Benares) is considered to be the city specially loved by Shiva, and is one of the holiest places of pilgrimage in India. It is referred to, in religious contexts, as Kashi.<text:bookmark text:name="cite_ref-111"/><text:a xlink:type="simple" xlink:href="https://en.wikipedia.org/wiki/Shiva#cite_note-111">[111]</text:a> </text:p>
        </text:list-item>
      </text:list>
      <text:h text:style-name="Heading_20_3" text:outline-level="3"><text:bookmark text:name="Lingam"/><text:span text:style-name="T10">Lingam</text:span></text:h>
      <text:p text:style-name="P26">A Shiva <text:a xlink:type="simple" xlink:href="https://en.wikipedia.org/wiki/Lingam">Lingam</text:a> worshipped at Jambukesvara temple in <text:a xlink:type="simple" xlink:href="https://en.wikipedia.org/wiki/Thiruvanaikaval">Thiruvanaikaval</text:a> (Thiruaanaikaa)</text:p>
      <text:p text:style-name="Text_20_body">Main article: <text:a xlink:type="simple" xlink:href="https://en.wikipedia.org/wiki/Lingam">Lingam</text:a></text:p>
      <text:p text:style-name="Text_20_body">Apart from anthropomorphic images of Shiva, the worship of Shiva in the form of a <text:a xlink:type="simple" xlink:href="https://en.wikipedia.org/wiki/Lingam"><text:span text:style-name="T4">lingam</text:span></text:a>, or <text:span text:style-name="T4">linga</text:span>, is also important.<text:bookmark text:name="cite_ref-Michaels.2C_p._216_112-0"/><text:a xlink:type="simple" xlink:href="https://en.wikipedia.org/wiki/Shiva#cite_note-Michaels.2C_p._216-112">[112]</text:a><text:bookmark text:name="cite_ref-113"/><text:a xlink:type="simple" xlink:href="https://en.wikipedia.org/wiki/Shiva#cite_note-113">[113]</text:a><text:bookmark text:name="cite_ref-114"/><text:a xlink:type="simple" xlink:href="https://en.wikipedia.org/wiki/Shiva#cite_note-114">[114]</text:a> These are depicted in various forms. One common form is the shape of a vertical rounded column. <text:span text:style-name="T4">Shiva</text:span> means auspiciousness, and <text:span text:style-name="T4">linga</text:span> means a sign or a symbol. Hence, the <text:span text:style-name="T4">Shivalinga</text:span> is regarded as a "symbol of the great God of the universe who is all-auspiciousness".<text:bookmark text:name="cite_ref-sw.h_115-0"/><text:a xlink:type="simple" xlink:href="https://en.wikipedia.org/wiki/Shiva#cite_note-sw.h-115">[115]</text:a> <text:span text:style-name="T4">Shiva</text:span> also means "one in whom the whole creation sleeps after dissolution".<text:bookmark text:name="cite_ref-sw.h_115-1"/><text:a xlink:type="simple" xlink:href="https://en.wikipedia.org/wiki/Shiva#cite_note-sw.h-115">[115]</text:a> <text:span text:style-name="T4">Linga</text:span> also <text:soft-page-break/>means the same thing—a place where created objects get dissolved during the disintegration of the created universe. </text:p>
      <text:h text:style-name="P40" text:outline-level="3"><text:bookmark text:name="The_five_mantras"/>The five mantras</text:h>
      <text:p text:style-name="Text_20_body">Five is a sacred number for Shiva.<text:bookmark text:name="cite_ref-126"/><text:a xlink:type="simple" xlink:href="https://en.wikipedia.org/wiki/Shiva#cite_note-126">[126]</text:a> One of his most important mantras has five syllables (<text:span text:style-name="T5">namaḥ śivāya</text:span>).<text:bookmark text:name="cite_ref-127"/><text:a xlink:type="simple" xlink:href="https://en.wikipedia.org/wiki/Shiva#cite_note-127">[127]</text:a></text:p>
      <text:p text:style-name="Text_20_body">Shiva's body is said to consist of five mantras, called the <text:span text:style-name="T5">pañcabrahmans</text:span>.<text:bookmark text:name="cite_ref-128"/><text:a xlink:type="simple" xlink:href="https://en.wikipedia.org/wiki/Shiva#cite_note-128">[128]</text:a> As forms of God, each of these have their own names and distinct iconography:<text:bookmark text:name="cite_ref-129"/><text:a xlink:type="simple" xlink:href="https://en.wikipedia.org/wiki/Shiva#cite_note-129">[129]</text:a></text:p>
      <text:list xml:id="list1787878024" text:style-name="L24">
        <text:list-item>
          <text:p text:style-name="P28"><text:a xlink:type="simple" xlink:href="https://en.wikipedia.org/wiki/Sadyojata"><text:span text:style-name="T5">Sadyojāta</text:span></text:a> </text:p>
        </text:list-item>
        <text:list-item>
          <text:p text:style-name="P28"><text:a xlink:type="simple" xlink:href="https://en.wikipedia.org/wiki/Vamadeva"><text:span text:style-name="T5">Vāmadeva</text:span></text:a> </text:p>
        </text:list-item>
        <text:list-item>
          <text:p text:style-name="P28"><text:a xlink:type="simple" xlink:href="https://en.wikipedia.org/wiki/Bhairava">Aghora</text:a> </text:p>
        </text:list-item>
        <text:list-item>
          <text:p text:style-name="P28"><text:a xlink:type="simple" xlink:href="https://en.wikipedia.org/wiki/Tatpurusha"><text:span text:style-name="T5">Tatpuruṣha</text:span></text:a> </text:p>
        </text:list-item>
        <text:list-item>
          <text:p text:style-name="P20"><text:a xlink:type="simple" xlink:href="https://en.wikipedia.org/wiki/Ishana"><text:span text:style-name="T5">Īsāna</text:span></text:a> </text:p>
        </text:list-item>
      </text:list>
      <text:p text:style-name="Text_20_body">These are represented as the five faces of Shiva and are associated in various texts with the five elements, the five senses, the five organs of perception, and the five organs of action.<text:bookmark text:name="cite_ref-130"/><text:a xlink:type="simple" xlink:href="https://en.wikipedia.org/wiki/Shiva#cite_note-130">[130]</text:a><text:bookmark text:name="cite_ref-131"/><text:a xlink:type="simple" xlink:href="https://en.wikipedia.org/wiki/Shiva#cite_note-131">[131]</text:a> Doctrinal differences and, possibly, errors in transmission, have resulted in some differences between texts in details of how these five forms are linked with various attributes.<text:bookmark text:name="cite_ref-132"/><text:a xlink:type="simple" xlink:href="https://en.wikipedia.org/wiki/Shiva#cite_note-132">[132]</text:a> The overall meaning of these associations is summarized by Stella Kramrisch:</text:p>
      <text:p text:style-name="Quotations">Through these transcendent categories, Śiva, the ultimate reality, becomes the efficient and material cause of all that exists.<text:bookmark text:name="cite_ref-133"/><text:a xlink:type="simple" xlink:href="https://en.wikipedia.org/wiki/Shiva#cite_note-133">[133]</text:a></text:p>
      <text:p text:style-name="Text_20_body">According to the <text:span text:style-name="T4">Pañcabrahma Upanishad</text:span>:</text:p>
      <text:p text:style-name="Quotations">One should know all things of the phenomenal world as of a fivefold character, for the reason that the eternal verity of <text:span text:style-name="T5">Śiva</text:span> is of the character of the fivefold <text:a xlink:type="simple" xlink:href="https://en.wikipedia.org/wiki/Brahman">Brahman</text:a>. (<text:span text:style-name="T4">Pañcabrahma Upanishad</text:span> 31)<text:bookmark text:name="cite_ref-134"/><text:a xlink:type="simple" xlink:href="https://en.wikipedia.org/wiki/Shiva#cite_note-134">[134]</text:a></text:p>
      <text:p text:style-name="P37">At this wikipedia article for the first mantra of Shiva:</text:p>
      <text:p text:style-name="P37"><text:a xlink:type="simple" xlink:href="https://en.wikipedia.org/wiki/Sadyojata">https://en.wikipedia.org/wiki/Sadyojata</text:a></text:p>
      <text:p text:style-name="P37">There is a structure for counts of mantra recitation as ratio:</text:p>
      <text:p text:style-name="P37">1:2:1:2:1, which added up equals 7 units total. </text:p>
      <text:p text:style-name="P37"/>
      <text:p text:style-name="P37">According to <text:a xlink:type="simple" xlink:href="https://en.wikipedia.org/wiki/Saiva">Śaiva</text:a> <text:a xlink:type="simple" xlink:href="https://en.wikipedia.org/wiki/Āgama_%28Hinduism%29">Agama</text:a>, Lord <text:a xlink:type="simple" xlink:href="https://en.wikipedia.org/wiki/Shiva">Shiva</text:a> performs five actions - creation, preservation, dissolution, concealing grace, and revealing grace. Each of the five actions corresponds to a name and form of Shiva with varying attributes. These five names are:</text:p>
      <text:p text:style-name="P37"/>
      <text:p text:style-name="P2">Names with Relation to Action Performed, Direction Faced, and Associated Element:</text:p>
      <text:list xml:id="list495547645" text:style-name="L25">
        <text:list-item>
          <text:p text:style-name="P29"><text:span text:style-name="T1">Sadyojāta</text:span> - Creation. West. Earth. Pṛthvī. </text:p>
        </text:list-item>
        <text:list-item>
          <text:p text:style-name="P29"><text:a xlink:type="simple" xlink:href="https://en.wikipedia.org/wiki/Vamadeva"><text:span text:style-name="T1">Vāmadeva</text:span></text:a> - Preservation. North. Water. Jala. </text:p>
        </text:list-item>
        <text:list-item>
          <text:p text:style-name="P29"><text:span text:style-name="T1">Aghora</text:span> -Dissolution/Rejuvenation. South. Fire. Agni </text:p>
        </text:list-item>
        <text:list-item>
          <text:p text:style-name="P29"><text:span text:style-name="T1">Tatpuruṣa</text:span> - Concealing Grace. East. Vāyu. Air. </text:p>
        </text:list-item>
        <text:list-item>
          <text:p text:style-name="P21"><text:span text:style-name="T1">Īśāna</text:span> - Revealing Grace. North-east. Ether (<text:a xlink:type="simple" xlink:href="https://en.wikipedia.org/wiki/Akasha">Ākāśa</text:a>). </text:p>
        </text:list-item>
      </text:list>
      <text:p text:style-name="P2">Though bearing each a different name, form, and set of qualities, these are all aspects of a one Supreme Being - <text:a xlink:type="simple" xlink:href="https://en.wikipedia.org/wiki/Śiva">Śiva</text:a>, and are not to be looked upon as different Deities.</text:p>
      <text:list xml:id="list1554807597" text:style-name="L26">
        <text:list-item>
          <text:p text:style-name="P30">Sadyojāta: Represents Icchā Śaktī. This face of Śiva will give you both happiness and sadness <text:soft-page-break/>to all creatures. This face of Śiva can potentially give you a curse and anger from Śiva. Represents Jalandhara Pīṭham. One Crore (100,00,000) Mantras are trying to describing this face of Śiva. <text:span text:style-name="T2">White</text:span> in color. Ahaṃkāra Tattva. </text:p>
        </text:list-item>
        <text:list-item>
          <text:p text:style-name="P30">Vāmadeva: Represents Citta rūpa and Citta rūpiṇi of Śiva. This is Turīya Avastha. This face of Śiva will have special powers to heal both mentally and physically of any creature. Represents Parāliṅga. . Two Crore (200,00,000) Mantras are trying to describing this face of Śiva. <text:span text:style-name="T2">Blood red</text:span> in color. Tejas Tattva. Direction is North. Cancer patients and terminally ill patients should chant this face of Śiva i.e., consider doing a Vāmadeva mantra. It gives them an opportunity to recovery from the illness. It represents indescribable amount of brightness of light. </text:p>
        </text:list-item>
        <text:list-item>
          <text:p text:style-name="P30">Aghora: Represents Jñāna Śaktī(Infinite Knowledge). It is junction of Prakṛti (nature) and Parā Śaktī. This face of Śiva is Buddhi rūpa. Represents Pūrṇagiri Pīṭham. Banaliṅgam. . One Crore (100,00,000) Mantras are trying to describing this face of Śiva. <text:span text:style-name="T2">Smoke</text:span>(Dhumra varṇa) in color. It represents our balanced aspect of Ahaṃkāra Tattva (our ego nature). Mixture of Prāmaṇa and Prameya. </text:p>
        </text:list-item>
        <text:list-item>
          <text:p text:style-name="P30">Tatpuruṣa : Represents Ānānda Śaktī. East direction. Kāmagiri Pīṭham. Manorūpa. It represents our shape of soul. . Two Crore (200,00,000) Mantras are trying to describing this face of Śiva. <text:span text:style-name="T2">Yellow</text:span> in color. Pṛthvī (Earth) Tattva. Svambhuva liṅga. If you have severe difficulty in focusing on any subject, you should meditate this face of Śiva. Śiva in this face meditates. Direction is East. </text:p>
        </text:list-item>
        <text:list-item>
          <text:p text:style-name="P22">Īśāna: Represents the Citta Śaktī of Śiva. Sāmbā Pīṭham. Represents Space. Starts from your Mūlādhāra to Brahma Randra in your body. . One Crore (100,00,000) Mantras are trying to describing this face of Śiva. Ākāśa (Ether) Tattva. </text:p>
        </text:list-item>
      </text:list>
      <text:h text:style-name="P40" text:outline-level="3"><text:bookmark text:name="Tripurantaka"/>Tripurantaka</text:h>
      <text:p text:style-name="P26">Main article: <text:a xlink:type="simple" xlink:href="https://en.wikipedia.org/wiki/Tripurantaka">Tripurantaka</text:a></text:p>
      <text:p text:style-name="P26">See also: <text:a xlink:type="simple" xlink:href="https://en.wikipedia.org/wiki/Tripura_%28mythology%29">Tripura (mythology)</text:a></text:p>
      <text:p text:style-name="P26"/>
      <text:p text:style-name="Text_20_body">The five-headed <text:a xlink:type="simple" xlink:href="https://en.wikipedia.org/wiki/Tripurantaka">Tripurantaka</text:a> is seen pointing an arrow towards the Tripura (rightmost top corner) with the bow made of mount Meru, the serpent Vasuki is seen as its string.</text:p>
      <text:p text:style-name="Text_20_body">Shiva is often depicted as an archer in the act of destroying the triple fortresses, <text:span text:style-name="T4">Tripura</text:span>, of the Asuras.<text:bookmark text:name="cite_ref-178"/><text:a xlink:type="simple" xlink:href="https://en.wikipedia.org/wiki/Shiva#cite_note-178">[178]</text:a> Shiva's name Tripurantaka (Sanskrit: <text:span text:style-name="T8">त्रिपुरान्तक</text:span>, <text:span text:style-name="T7">Tripurāntaka</text:span>), "ender of Tripura", refers to this important story.<text:bookmark text:name="cite_ref-179"/><text:a xlink:type="simple" xlink:href="https://en.wikipedia.org/wiki/Shiva#cite_note-179">[179]</text:a> In this aspect, Shiva is depicted with four arms wielding a bow and arrow, but different from the Pinakapani murti. He holds an axe and a deer on the upper pair of his arms. In the lower pair of the arms, he holds a bow and an arrow respectively. After destroying <text:a xlink:type="simple" xlink:href="https://en.wikipedia.org/wiki/Tripura_%28mythology%29">Tripura</text:a>, Tripurantaka Shiva smeared his forehead with three strokes of Ashes. This has become a prominent symbol of Shiva and is practiced even today by Shaivites.</text:p>
      <text:h text:style-name="P39" text:outline-level="1"><text:bookmark text:name="firstHeading"/>Tripurantaka</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Jump to: <text:a xlink:type="simple" xlink:href="https://en.wikipedia.org/wiki/Tripurantaka#mw-navigation">navigation</text:a>, <text:a xlink:type="simple" xlink:href="https://en.wikipedia.org/wiki/Tripurantaka#p-search">search</text:a> </text:p>
        </text:section>
        <text:section text:style-name="Sect2" text:name="mw-content-text">
          <table:table table:name="Table2" table:style-name="Table2">
            <table:table-column table:style-name="Table2.A"/>
            <table:table-column table:style-name="Table2.B"/>
            <table:table-row>
              <table:table-cell table:style-name="Table2.A1" table:number-columns-spanned="2" office:value-type="string">
                <text:p text:style-name="P42">Tripurantaka</text:p>
              </table:table-cell>
              <table:covered-table-cell/>
            </table:table-row>
            <text:soft-page-break/>
            <table:table-row>
              <table:table-cell table:style-name="Table2.A2" table:number-columns-spanned="2" office:value-type="string">
                <text:p text:style-name="P44"/>
              </table:table-cell>
              <table:covered-table-cell/>
            </table:table-row>
            <table:table-row>
              <table:table-cell table:style-name="Table2.A2" office:value-type="string">
                <text:p text:style-name="P41"><text:a xlink:type="simple" xlink:href="https://en.wikipedia.org/wiki/Devanagari">Devanagari</text:a></text:p>
              </table:table-cell>
              <table:table-cell table:style-name="Table2.A2" office:value-type="string">
                <text:p text:style-name="P43">त्रिपुरान्तक</text:p>
              </table:table-cell>
            </table:table-row>
            <table:table-row>
              <table:table-cell table:style-name="Table2.A2" office:value-type="string">
                <text:p text:style-name="P41"><text:a xlink:type="simple" xlink:href="https://en.wikipedia.org/wiki/Sanskrit">Sanskrit</text:a> Transliteration</text:p>
              </table:table-cell>
              <table:table-cell table:style-name="Table2.A2" office:value-type="string">
                <text:p text:style-name="P45">Tripurāntaka</text:p>
              </table:table-cell>
            </table:table-row>
            <table:table-row>
              <table:table-cell table:style-name="Table2.A2" office:value-type="string">
                <text:p text:style-name="P41">Weapon</text:p>
              </table:table-cell>
              <table:table-cell table:style-name="Table2.A2" office:value-type="string">
                <text:p text:style-name="Table_20_Contents">Arrow (<text:a xlink:type="simple" xlink:href="https://en.wikipedia.org/w/index.php?title=Dhanus&amp;action=edit&amp;redlink=1">Dhanus</text:a>)</text:p>
              </table:table-cell>
            </table:table-row>
            <table:table-row>
              <table:table-cell table:style-name="Table2.A2" office:value-type="string">
                <text:p text:style-name="P41">Consort</text:p>
              </table:table-cell>
              <table:table-cell table:style-name="Table2.A2" office:value-type="string">
                <text:p text:style-name="Table_20_Contents"><text:a xlink:type="simple" xlink:href="https://en.wikipedia.org/wiki/Parvati">Parvati</text:a></text:p>
              </table:table-cell>
            </table:table-row>
            <table:table-row>
              <table:table-cell table:style-name="Table2.A2" office:value-type="string">
                <text:p text:style-name="P41"><text:a xlink:type="simple" xlink:href="https://en.wikipedia.org/wiki/Vahana">Mount</text:a></text:p>
              </table:table-cell>
              <table:table-cell table:style-name="Table2.A2" office:value-type="string">
                <text:p text:style-name="Table_20_Contents"><text:a xlink:type="simple" xlink:href="https://en.wikipedia.org/wiki/Prithvi">Prithvi</text:a> as a chariot</text:p>
              </table:table-cell>
            </table:table-row>
          </table:table>
          <text:p text:style-name="Text_20_body"><text:span text:style-name="T12">Tripurantaka</text:span><text:span text:style-name="T11"> is a manifestation of the Hindu god </text:span><text:a xlink:type="simple" xlink:href="https://en.wikipedia.org/wiki/Shiva">Shiva</text:a><text:span text:style-name="T11">. In this aspect, Shiva is depicted with four arms wielding a bow and arrow, but different from the Pinakapani murti. He holds an axe and a deer on the upper pair of his arms. In the lower pair of the arms, he holds a bow and an arrow respectively. After destroying Tripura, Tripurantaka Shiva smeared his forehead with three strokes of Ashes. This has become a prominent symbol of Shiva and is practiced even today by Shaivites.</text:span></text:p>
          <text:p text:style-name="P38"><text:bookmark text:name="toc"/></text:p>
          <table:table table:name="Table3" table:style-name="Table3">
            <table:table-column table:style-name="Table3.A"/>
            <table:table-row>
              <table:table-cell table:style-name="Table3.A1" office:value-type="string">
                <text:section text:style-name="Sect1" text:name="toctitle">
                  <text:h text:style-name="Heading_20_2" text:outline-level="2">Contents</text:h>
                </text:section>
                <text:list xml:id="list1829089838" text:style-name="L27">
                  <text:list-item>
                    <text:p text:style-name="P46"><text:a xlink:type="simple" xlink:href="https://en.wikipedia.org/wiki/Tripurantaka#Legend">1 Legend</text:a> </text:p>
                  </text:list-item>
                  <text:list-item>
                    <text:p text:style-name="P46"><text:a xlink:type="simple" xlink:href="https://en.wikipedia.org/wiki/Tripurantaka#See_also">2 See also</text:a> </text:p>
                  </text:list-item>
                  <text:list-item>
                    <text:p text:style-name="P46"><text:a xlink:type="simple" xlink:href="https://en.wikipedia.org/wiki/Tripurantaka#Notes">3 Notes</text:a> </text:p>
                  </text:list-item>
                  <text:list-item>
                    <text:p text:style-name="P47"><text:a xlink:type="simple" xlink:href="https://en.wikipedia.org/wiki/Tripurantaka#References">4 References</text:a> </text:p>
                  </text:list-item>
                </text:list>
              </table:table-cell>
            </table:table-row>
          </table:table>
          <text:h text:style-name="P48" text:outline-level="2"><text:bookmark text:name="Legend"/>Legend</text:h>
          <text:p text:style-name="Text_20_body"><text:span text:style-name="T11">Shiva as Tripurantaka is accredited with destroying three </text:span><text:a xlink:type="simple" xlink:href="https://en.wikipedia.org/wiki/Hindu_mythology">mythical</text:a><text:span text:style-name="T11"> cities of the </text:span><text:a xlink:type="simple" xlink:href="https://en.wikipedia.org/wiki/Asura">asuras</text:a><text:span text:style-name="T11">. Out of eight legends narrating Shiva's role as the destroyer of evil, the Tripura-samhara (Destruction of the three citadels) legend relates to the destruction of the three evil cities </text:span><text:a xlink:type="simple" xlink:href="https://en.wikipedia.org/wiki/Tripura_%28mythology%29">Tripura</text:a><text:span text:style-name="T11"> by Shiva.</text:span></text:p>
          <text:p text:style-name="Text_20_body"><text:span text:style-name="T11">The demon Taraka had three off-springs named Taarakaaksha, Kamalaaksha and Vidyunmaali. These demon princes performed severe penance towards the creator-god </text:span><text:a xlink:type="simple" xlink:href="https://en.wikipedia.org/wiki/Brahma">Brahma</text:a><text:span text:style-name="T11"> and obtained the boon of immense power. Brahma, on being pleased with them, presented each one of them an aerial city revolving in the sky. The legend further states that these three cities or forts (Tripura)continued to revolve in the sky for hundreds of years. In the course of revolving, the three used would converge very rarely. The boon granted them that they would live for a thousand years in the three invincible, moving cities and that they would be destroyed only by an arrow that could merge the three forts into one, and set them to fire. The demons, armed with this boon, wreaked havoc on the universe. The asuras well-entrenched in their aerial cities would mount attacks on the </text:span><text:a xlink:type="simple" xlink:href="https://en.wikipedia.org/wiki/Deva_%28Hinduism%29">devas</text:a><text:span text:style-name="T11"> (gods) and the </text:span><text:a xlink:type="simple" xlink:href="https://en.wikipedia.org/wiki/Rishi">rishis</text:a><text:span text:style-name="T11"> (sages), and always harassed them. Ultimately, the gods and the sages approached Shiva and pleaded for his assistance in removing this menace. Lord Shiva agreed to help them and waited for an opportune moment.</text:span></text:p>
          <text:p text:style-name="Text_20_body"><text:span text:style-name="T11">At the end of the stipulated time period, Shiva created a bow and an arrow and a chariot with the various gods and goddesses and components of the universe. The moment the three aerial cities converged, Shiva mounted on his chariot and moved upwards. He took out his bow and arrow, and hit the converged cities with a single arrow. With Brahma as the charioteer, he sped across, and shot a single arrow of fire, which was created of none other than </text:span><text:a xlink:type="simple" xlink:href="https://en.wikipedia.org/wiki/Vishnu">Vishnu</text:a><text:span text:style-name="T11">. The cosmic arrow destroyed the three cities.</text:span></text:p>
          <text:p text:style-name="P23"><text:soft-page-break/>Here, the five headed Tripurantaka is seen pointing an arrow towards the Tripura (rightmost top corner) with the bow made of mount Meru, the serpent Vasuki is seen as its string. The four headed god Brahma is seen. The moon and the Sun are depicted as the wheels of the chariot.</text:p>
          <text:p text:style-name="P23">The components of the Tripurantaka charge are as follow:</text:p>
          <text:list xml:id="list397072491" text:style-name="L28">
            <text:list-item>
              <text:p text:style-name="P31">Chariot: Pritvi (The Earth) </text:p>
            </text:list-item>
            <text:list-item>
              <text:p text:style-name="P32"><text:span text:style-name="T11">Charioteer: </text:span><text:a xlink:type="simple" xlink:href="https://en.wikipedia.org/wiki/Brahma">Brahma</text:a><text:span text:style-name="T11"> </text:span></text:p>
            </text:list-item>
            <text:list-item>
              <text:p text:style-name="P31">Chariot Wheels: Sun and Moon </text:p>
            </text:list-item>
            <text:list-item>
              <text:p text:style-name="P32"><text:span text:style-name="T11">Bow: </text:span><text:a xlink:type="simple" xlink:href="https://en.wikipedia.org/wiki/Mount_Meru">Mount Meru</text:a><text:span text:style-name="T11"> </text:span></text:p>
            </text:list-item>
            <text:list-item>
              <text:p text:style-name="P32"><text:span text:style-name="T11">Bow String: Serpent </text:span><text:a xlink:type="simple" xlink:href="https://en.wikipedia.org/wiki/Vasuki">Vasuki</text:a><text:span text:style-name="T11"> </text:span></text:p>
            </text:list-item>
            <text:list-item>
              <text:p text:style-name="P24">Arrow: Vishnu </text:p>
            </text:list-item>
          </text:list>
          <text:p text:style-name="P23">One version of the myth maintains that, finally when everything was ready for the Tripura invasion, the devas were proud that only with their help Shiva is going to destroy the Tripuras. But to the astonishmnet of all, Shiva didn't use any of the war machinery arranged by the Devas. The god smiled and in that smile the three puras were destroyed. In fact, the Rudraksha appeared from the three eyes of Shiva during tripurasamhAra. The pride and thought of devas that without their help the god would not have been able to destroy the tripuras was proved wrong.</text:p>
          <text:p text:style-name="P23">Tripurantaka, is the manifestation of Shiva as the destroyer of the Tripuras. Tripurantaka idol is enshrined at Tiruvatikai near Chidambaram. The Veeratteswarar temple here is one of the 8 Veerata stalas celebrating Shiva as the destroyer of evil forces. Tripurantaka is also enshrined at Tiruvirkolam (Koovum) near Chennai.</text:p>
          <text:p text:style-name="P23">Stella Kramrisch maintains of the Tripurantaka episode in her book 'The Presence of Shiva' that:</text:p>
          <text:p text:style-name="P25">"The asuras had taken over the three cities of the gods and the allusion was also to the triple passions of Pride, Anger and Delusion in the site of the devotee. These cities of the demons needed to be destroyed by Shiva when they were felled by a single arrow. The Tripura myth also had a cosmo-symbolical dimension where Shiva regained for the gods a universe from which they were ousted. His mythical arrow was equivalent in efficacy with the rites performed by the gods with Agni as their agent. These cities were the work of the demon mastermind - Maya. It was a world conquest, a universal conflagration that wiped out the demons from the earth, air and sky."</text:p>
          <text:p text:style-name="P23">Metaphysically, the purpose of destruction of Tripura by Shiva is only for purification. He gave life to the three demon princes. Though they had adopted the wrong path, they were initially devotees of Shiva. They repented for their wrongdoings and Shiva forgave them and granted them the boon to one of them of the great service of fanning him with chamaram, and to the others, the service as Shivaganas in his abode.</text:p>
        </text:section>
      </text:section>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10T00:27:06</meta:creation-date>
    <dc:date>2013-04-10T17:31:59</dc:date>
    <meta:editing-duration>PT17H4M54S</meta:editing-duration>
    <meta:editing-cycles>6</meta:editing-cycles>
    <meta:generator>LibreOffice/3.3$Unix LibreOffice_project/330m18$Build-4</meta:generator>
    <meta:document-statistic meta:table-count="3" meta:image-count="6" meta:object-count="0" meta:page-count="11" meta:paragraph-count="192" meta:word-count="4785" meta:character-count="28664"/>
  </office:meta>
</office:document-meta>
</file>